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ra" svg:font-family="Lora, serif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999999" loext:opacity="100%" fo:font-size="8pt" fo:font-style="italic" style:font-size-asian="8pt" style:font-style-asian="italic" style:font-size-complex="8pt"/>
    </style:style>
    <style:style style:name="P2" style:family="paragraph" style:parent-style-name="Standard">
      <style:paragraph-properties fo:line-height="115%"/>
      <style:text-properties fo:font-weight="bold" style:font-weight-asian="bold"/>
    </style:style>
    <style:style style:name="P3" style:family="paragraph" style:parent-style-name="Title" style:master-page-name="Standard">
      <style:paragraph-properties style:page-number="1"/>
    </style:style>
    <style:style style:name="P4" style:family="paragraph" style:parent-style-name="Standard" style:list-style-name="L1">
      <loext:graphic-properties draw:fill="none"/>
      <style:paragraph-properties fo:line-height="115%" fo:text-align="start" style:justify-single-word="false" fo:background-color="transparent"/>
      <style:text-properties fo:color="#3465a4" loext:opacity="100%" officeooo:rsid="0007da5e" officeooo:paragraph-rsid="0007da5e"/>
    </style:style>
    <style:style style:name="P5" style:family="paragraph" style:parent-style-name="Standard">
      <style:paragraph-properties fo:margin-left="1.27cm" fo:margin-right="0cm" fo:line-height="115%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line-height="115%" fo:text-indent="-0.635cm" style:auto-text-indent="false"/>
    </style:style>
    <style:style style:name="P7" style:family="paragraph" style:parent-style-name="Standard">
      <style:paragraph-properties fo:margin-left="1.27cm" fo:margin-right="0cm" fo:line-height="115%" fo:text-indent="-0.635cm" style:auto-text-indent="false"/>
      <style:text-properties officeooo:rsid="00072411" officeooo:paragraph-rsid="00072411"/>
    </style:style>
    <style:style style:name="P8" style:family="paragraph" style:parent-style-name="Standard">
      <style:paragraph-properties fo:margin-left="1.27cm" fo:margin-right="0cm" fo:line-height="115%" fo:text-indent="-0.635cm" style:auto-text-indent="false"/>
      <style:text-properties style:font-name="Arial2" fo:font-size="10pt" style:font-size-asian="10pt" style:font-size-complex="10pt"/>
    </style:style>
    <style:style style:name="P9" style:family="paragraph" style:parent-style-name="Standard">
      <style:paragraph-properties fo:margin-left="1.27cm" fo:margin-right="0cm" fo:line-height="115%" fo:text-indent="-0.635cm" style:auto-text-indent="false"/>
      <style:text-properties fo:font-weight="bold" style:font-weight-asian="bold" style:font-weight-complex="bold"/>
    </style:style>
    <style:style style:name="P10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fo:font-weight="bold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style:font-name="Arial2" fo:font-size="10pt" officeooo:paragraph-rsid="00072411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801cm" fo:margin-right="0cm" fo:line-height="115%" fo:text-align="start" style:justify-single-word="false" fo:text-indent="0cm" style:auto-text-indent="false" fo:background-color="transparent"/>
      <style:text-properties fo:color="#3465a4" loext:opacity="100%" officeooo:rsid="0007da5e" officeooo:paragraph-rsid="0007da5e"/>
    </style:style>
    <style:style style:name="P13" style:family="paragraph" style:parent-style-name="Standard">
      <loext:graphic-properties draw:fill="none"/>
      <style:paragraph-properties fo:margin-left="0.801cm" fo:margin-right="0cm" fo:line-height="115%" fo:text-align="start" style:justify-single-word="false" fo:text-indent="0cm" style:auto-text-indent="false" fo:background-color="transparent"/>
      <style:text-properties fo:color="#3465a4" loext:opacity="100%"/>
    </style:style>
    <style:style style:name="P14" style:family="paragraph" style:parent-style-name="Standard" style:master-page-name="">
      <loext:graphic-properties draw:fill="none"/>
      <style:paragraph-properties fo:margin-left="0.801cm" fo:margin-right="0cm" fo:line-height="115%" fo:text-align="start" style:justify-single-word="false" fo:text-indent="0cm" style:auto-text-indent="false" style:page-number="auto" fo:background-color="transparent"/>
      <style:text-properties fo:font-weight="bold" style:font-weight-asian="bold" style:font-weight-complex="bold"/>
    </style:style>
    <style:style style:name="T1" style:family="text">
      <style:text-properties officeooo:rsid="00072411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0724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7cm" fo:text-indent="-0.635cm" fo:margin-left="2.1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7cm" fo:text-indent="-0.635cm" fo:margin-left="3.4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82cm" fo:text-indent="-0.635cm" fo:margin-left="4.0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7cm" fo:text-indent="-0.635cm" fo:margin-left="4.7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7cm" fo:text-indent="-0.635cm" fo:margin-left="5.9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7cm" fo:text-indent="-0.635cm" fo:margin-left="7.2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92cm" fo:text-indent="-0.635cm" fo:margin-left="7.89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gjdgxs"/>ACTIVIDADES DESARROLLO SOFTWARE</text:p>
      <text:p text:style-name="P2"/>
      <text:list xml:id="list1117756574" text:style-name="WWNum1">
        <text:list-item>
          <text:p text:style-name="P10">¿Qué se hace en la fase de análisis del desarrollo de una aplicación? ¿Qué tipos de requisitos se especifican en esta fase?</text:p>
        </text:list-item>
      </text:list>
      <text:p text:style-name="P14"/>
      <text:p text:style-name="P12">Lo podemos exponer de la siguiente manera:</text:p>
      <text:p text:style-name="P12"/>
      <text:p text:style-name="P12">1. Identificar al cliente.</text:p>
      <text:p text:style-name="P12"/>
      <text:p text:style-name="P12">2. Entrevistar al cliente.</text:p>
      <text:p text:style-name="P12"/>
      <text:list xml:id="list2459426916" text:style-name="L1">
        <text:list-item>
          <text:p text:style-name="P4"><text:s/>Identificar deseos y necesidades. </text:p>
        </text:list-item>
        <text:list-item>
          <text:p text:style-name="P4"><text:s/>Utilizar las herramientas de expresión de requisitos (las ofrecidas por UML).</text:p>
        </text:list-item>
        <text:list-item>
          <text:p text:style-name="P4"><text:s/>Bosquejar las interfaces de usuario (protocolos y GUIs)</text:p>
        </text:list-item>
        <text:list-item>
          <text:p text:style-name="P4">Identificar las plataformas hardware que debe soportar el software. </text:p>
        </text:list-item>
      </text:list>
      <text:p text:style-name="P12"/>
      <text:p text:style-name="P12">3. Elaborar un documento de los requisitos de usuario (Debe validarse con el cliente)</text:p>
      <text:p text:style-name="P12"/>
      <text:p text:style-name="P12">4. Inspeccionar los requisitos de usuario.</text:p>
      <text:p text:style-name="P12"/>
      <text:p text:style-name="P12">5. Elaborar los requisitos detallados mediante documentos gráficos y textuales </text:p>
      <text:p text:style-name="P13"/>
      <text:list xml:id="list2326188164885" text:continue-list="list1117756574" text:style-name="WWNum1">
        <text:list-item>
          <text:p text:style-name="P10">¿Cuáles son las notaciones gráficas que se usan en la fase de diseño? Explica en una frase para qué sirve cada una.</text:p>
        </text:list-item>
      </text:list>
      <text:p text:style-name="P9"/>
      <text:p text:style-name="P5"/>
      <text:p text:style-name="P5"/>
      <text:list xml:id="list2325706297139" text:continue-numbering="true" text:style-name="WWNum1">
        <text:list-item>
          <text:p text:style-name="P10">Explica de forma breve los modelos de ciclo de vida que hemos visto</text:p>
        </text:list-item>
      </text:list>
      <text:p text:style-name="P5"/>
      <text:p text:style-name="P5"/>
      <text:p text:style-name="P5"/>
      <text:list xml:id="list2325677348122" text:continue-numbering="true" text:style-name="WWNum1">
        <text:list-item>
          <text:p text:style-name="P6">¿Qué lenguaje se suele utilizar para representar el diseño de un software orientado a objetos? Indica qué significan sus siglas y busca un ejemplo de éste.</text:p>
        </text:list-item>
      </text:list>
      <text:p text:style-name="P5"/>
      <text:p text:style-name="P5"/>
      <text:p text:style-name="P5"/>
      <text:list xml:id="list2324285760033" text:continue-numbering="true" text:style-name="WWNum1">
        <text:list-item>
          <text:p text:style-name="P6">¿En qué consisten las tareas de verificación y validación del software?</text:p>
        </text:list-item>
      </text:list>
      <text:p text:style-name="P5"/>
      <text:p text:style-name="P5"/>
      <text:p text:style-name="P5"/>
      <text:list xml:id="list2325174503584" text:continue-numbering="true" text:style-name="WWNum1">
        <text:list-item>
          <text:p text:style-name="P6">¿Qué técnicas se utilizan para llevar a cabo el diseño de casos de prueba? ¿En qué consisten?</text:p>
        </text:list-item>
      </text:list>
      <text:p text:style-name="P5"/>
      <text:p text:style-name="P11"><text:span text:style-name="T1">Son los llamados ciclos de vida. </text:span><text:bookmark text:name="docs-internal-guid-d7b05193-7fff-d39d-2127-a3328b17af57"/><text:span text:style-name="T1">El</text:span><text:span text:style-name="T3"> ciclo de vida de un producto comprende el el periodo que transcurre desde que el producto es concebido hasta que deja de estar disponible o es retirado.</text:span><text:span text:style-name="T4"> </text:span><text:span text:style-name="T5">Encontramos el ciclo de vida en cascada, en cascada con retroalimentación y en espiral.</text:span></text:p>
      <text:p text:style-name="P8"/>
      <text:p text:style-name="P5"><text:soft-page-break/></text:p>
      <text:list xml:id="list2324988807215" text:continue-numbering="true" text:style-name="WWNum1">
        <text:list-item>
          <text:p text:style-name="P6">La documentación de un proyecto software se divide en dos clases: la documentación del proceso y del producto. ¿Qué contiene cada una?</text:p>
        </text:list-item>
      </text:list>
      <text:p text:style-name="P5"/>
      <text:p text:style-name="P5"/>
      <text:p text:style-name="P5"/>
      <text:list xml:id="list2324985226779" text:continue-numbering="true" text:style-name="WWNum1">
        <text:list-item>
          <text:p text:style-name="P6">¿Qué información debe contener la documentación del usuario y del sistema?</text:p>
        </text:list-item>
      </text:list>
      <text:p text:style-name="P7"/>
      <text:p text:style-name="P7"/>
      <text:p text:style-name="P7"/>
      <text:list xml:id="list2326090435868" text:continue-numbering="true" text:style-name="WWNum1">
        <text:list-item>
          <text:p text:style-name="P6">Explica con tus palabras y de forma breve las tareas que se llevan a cabo durante la fase de mantenimiento del software</text:p>
        </text:list-item>
      </text:list>
      <text:p text:style-name="P5"/>
      <text:p text:style-name="P5"/>
      <text:p text:style-name="P5"><text:tab/></text:p>
      <text:list xml:id="list2324679581804" text:continue-numbering="true" text:style-name="WWNum1">
        <text:list-item>
          <text:p text:style-name="P6">¿Qué diferencia hay entre un lenguaje de alto nivel y de bajo nivel?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ra" svg:font-family="Lora, serif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color="#e06666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e06666" loext:opacity="100%"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 loext:opacity="100%"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Desarrollo del software</text:p>
        <text:p text:style-name="MP1">ENDES, 1º DAW</text:p>
        <text:p text:style-name="MP1">IES ALIXAR, curso 20/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 LibreOffice_project/7cbcfc562f6eb6708b5ff7d7397325de9e764452</meta:generator>
    <dc:date>2020-11-25T00:23:23.995000000</dc:date>
    <meta:editing-duration>PT18M59S</meta:editing-duration>
    <meta:editing-cycles>2</meta:editing-cycles>
    <meta:document-statistic meta:table-count="0" meta:image-count="0" meta:object-count="0" meta:page-count="2" meta:paragraph-count="26" meta:word-count="331" meta:character-count="1948" meta:non-whitespace-character-count="1649"/>
  </office:meta>
</office:document-meta>
</file>